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Consolas" svg:font-family="Consolas" style:font-family-generic="modern" style:font-pitch="fixed" svg:panose-1="2 11 6 9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5"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7" style:parent-style-name="DefaultParagraphFont" style:family="text">
      <style:text-properties style:font-name="Consolas" style:font-name-asian="Times New Roman" style:font-name-complex="Consolas" fo:font-weight="bold" style:font-weight-asian="bold" style:font-weight-complex="bold" fo:color="#990000" fo:font-size="9pt" style:font-size-asian="9pt" style:font-size-complex="9pt" style:language-asian="en" style:country-asian="CA"/>
    </style:style>
    <style:style style:name="T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9"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1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3"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14"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0"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T21"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4"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5"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7"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30"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3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P3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3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3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36"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P3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39"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4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41"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4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43"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4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45"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4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4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4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49"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5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51" style:parent-style-name="DefaultParagraphFont" style:family="text">
      <style:text-properties style:font-name="Consolas" style:font-name-asian="Times New Roman" style:font-name-complex="Consolas" fo:color="#DD1144" fo:font-size="9pt" style:font-size-asian="9pt" style:font-size-complex="9pt" style:language-asian="en" style:country-asian="CA"/>
    </style:style>
    <style:style style:name="T5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53"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55"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5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5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5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59"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6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61"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6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63"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6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65"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6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6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69"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7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71"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7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73"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75"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7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7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79"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80"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82"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8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8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8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86"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8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8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9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9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92"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9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94" style:parent-style-name="DefaultParagraphFont" style:family="text">
      <style:text-properties style:font-name="Consolas" style:font-name-asian="Times New Roman" style:font-name-complex="Consolas" fo:color="#DD1144" fo:font-size="9pt" style:font-size-asian="9pt" style:font-size-complex="9pt" style:language-asian="en" style:country-asian="CA"/>
    </style:style>
    <style:style style:name="T9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96"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P9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T9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99"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 style:parent-style-name="DefaultParagraphFont" style:family="text">
      <style:text-properties style:font-name="Consolas" style:font-name-asian="Times New Roman" style:font-name-complex="Consolas" fo:font-weight="bold" style:font-weight-asian="bold" style:font-weight-complex="bold" fo:color="#999999" fo:font-size="9pt" style:font-size-asian="9pt" style:font-size-complex="9pt" style:language-asian="en" style:country-asian="CA"/>
    </style:style>
    <style:style style:name="P10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03"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0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05"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0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0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0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0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1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1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12"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P113"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15"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1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1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1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1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2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2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22" style:parent-style-name="Normal" style:family="paragraph">
      <style:text-properties style:text-underline-type="single" style:text-underline-style="solid" style:text-underline-width="auto" style:text-underline-mode="continuous"/>
    </style:style>
    <style:style style:name="T123"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2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2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26"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2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2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30"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13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3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34"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13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36"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13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3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40"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14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4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P143"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14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46"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14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4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15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51"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5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53"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15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55"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P156"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15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15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text-underline-type="single" style:text-underline-style="solid" style:text-underline-width="auto" style:text-underline-mode="continuous" style:language-asian="en" style:country-asian="CA"/>
    </style:style>
    <style:style style:name="P159"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160"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16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6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6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6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66"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6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68"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6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70"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72"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7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7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7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76"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17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7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8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8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8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8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8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86"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8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8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9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9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9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19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19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196"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n" style:country-asian="CA"/>
    </style:style>
    <style:style style:name="P19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198" style:parent-style-name="Normal" style:family="paragraph">
      <style:paragraph-properties fo:break-before="page"/>
      <style:text-properties style:font-name-asian="Times New Roman" style:font-name-complex="Consolas" fo:color="#333333" style:language-asian="en" style:country-asian="CA"/>
    </style:style>
    <style:style style:name="P199"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200"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20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20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T204"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05"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0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0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09"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21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1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21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1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1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16"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1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218"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2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2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22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2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2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226"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28"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29"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P230"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nsolas" fo:color="#333333" style:language-asian="en" style:country-asian="CA"/>
    </style:style>
    <style:style style:name="T231" style:parent-style-name="DefaultParagraphFont" style:family="text">
      <style:text-properties fo:font-style="italic" style:font-style-asian="italic"/>
    </style:style>
    <style:style style:name="T232" style:parent-style-name="DefaultParagraphFont" style:family="text">
      <style:text-properties fo:font-style="italic" style:font-style-asian="italic"/>
    </style:style>
    <style:style style:name="P233" style:parent-style-name="Normal" style:family="paragraph">
      <style:text-properties fo:font-style="italic" style:font-style-asian="italic"/>
    </style:style>
    <style:style style:name="T234" style:parent-style-name="DefaultParagraphFont" style:family="text">
      <style:text-properties fo:font-style="italic" style:font-style-asian="italic"/>
    </style:style>
    <style:style style:name="T235" style:parent-style-name="DefaultParagraphFont" style:family="text">
      <style:text-properties fo:font-style="italic" style:font-style-asian="italic"/>
    </style:style>
    <style:style style:name="T236" style:parent-style-name="DefaultParagraphFont" style:family="text">
      <style:text-properties fo:font-style="italic" style:font-style-asian="italic"/>
    </style:style>
    <style:style style:name="T237" style:parent-style-name="DefaultParagraphFont" style:family="text">
      <style:text-properties fo:font-style="italic" style:font-style-asian="italic"/>
    </style:style>
    <style:style style:name="T238" style:parent-style-name="DefaultParagraphFont" style:family="text">
      <style:text-properties fo:font-style="italic" style:font-style-asian="italic"/>
    </style:style>
    <style:style style:name="T239" style:parent-style-name="DefaultParagraphFont" style:family="text">
      <style:text-properties fo:font-style="italic" style:font-style-asian="italic"/>
    </style:style>
    <style:style style:name="P240" style:parent-style-name="Normal" style:family="paragraph">
      <style:paragraph-properties fo:break-before="page"/>
    </style:style>
    <style:style style:name="T241" style:parent-style-name="n" style:family="text">
      <style:text-properties style:font-name="Consolas" style:font-name-complex="Consolas" fo:color="#333333" fo:font-size="9pt" style:font-size-asian="9pt" style:font-size-complex="9pt" fo:background-color="#FFFFFF"/>
    </style:style>
    <style:style style:name="T242" style:parent-style-name="p" style:family="text">
      <style:text-properties style:font-name="Consolas" style:font-name-complex="Consolas" fo:color="#333333" fo:font-size="9pt" style:font-size-asian="9pt" style:font-size-complex="9pt" fo:background-color="#FFFFFF"/>
    </style:style>
    <style:style style:name="T243" style:parent-style-name="n" style:family="text">
      <style:text-properties style:font-name="Consolas" style:font-name-complex="Consolas" fo:color="#333333" fo:font-size="9pt" style:font-size-asian="9pt" style:font-size-complex="9pt" fo:background-color="#FFFFFF"/>
    </style:style>
    <style:style style:name="T244" style:parent-style-name="p" style:family="text">
      <style:text-properties style:font-name="Consolas" style:font-name-complex="Consolas" fo:color="#333333" fo:font-size="9pt" style:font-size-asian="9pt" style:font-size-complex="9pt" fo:background-color="#FFFFFF"/>
    </style:style>
    <style:style style:name="T245" style:parent-style-name="DefaultParagraphFont" style:family="text">
      <style:text-properties style:font-name="Consolas" style:font-name-complex="Consolas" fo:color="#333333" fo:font-size="9pt" style:font-size-asian="9pt" style:font-size-complex="9pt" fo:background-color="#FFFFFF"/>
    </style:style>
    <style:style style:name="T246" style:parent-style-name="n" style:family="text">
      <style:text-properties style:font-name="Consolas" style:font-name-complex="Consolas" fo:color="#333333" fo:font-size="9pt" style:font-size-asian="9pt" style:font-size-complex="9pt" fo:background-color="#FFFFFF"/>
    </style:style>
    <style:style style:name="T247" style:parent-style-name="p" style:family="text">
      <style:text-properties style:font-name="Consolas" style:font-name-complex="Consolas" fo:color="#333333" fo:font-size="9pt" style:font-size-asian="9pt" style:font-size-complex="9pt" fo:background-color="#FFFFFF"/>
    </style:style>
    <style:style style:name="T248" style:parent-style-name="DefaultParagraphFont" style:family="text">
      <style:text-properties style:font-name="Consolas" style:font-name-complex="Consolas" fo:color="#333333" fo:font-size="9pt" style:font-size-asian="9pt" style:font-size-complex="9pt" fo:background-color="#FFFFFF"/>
    </style:style>
    <style:style style:name="T249" style:parent-style-name="n" style:family="text">
      <style:text-properties style:font-name="Consolas" style:font-name-complex="Consolas" fo:color="#333333" fo:font-size="9pt" style:font-size-asian="9pt" style:font-size-complex="9pt" fo:background-color="#FFFFFF"/>
    </style:style>
    <style:style style:name="T250" style:parent-style-name="p" style:family="text">
      <style:text-properties style:font-name="Consolas" style:font-name-complex="Consolas" fo:color="#333333" fo:font-size="9pt" style:font-size-asian="9pt" style:font-size-complex="9pt" fo:background-color="#FFFFFF"/>
    </style:style>
    <style:style style:name="P25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T253"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54"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5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5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5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59" style:parent-style-name="DefaultParagraphFont" style:family="text">
      <style:text-properties style:font-name="Consolas" style:font-name-asian="Times New Roman" style:font-name-complex="Consolas" fo:font-weight="bold" style:font-weight-asian="bold" style:font-weight-complex="bold" fo:color="#445588" fo:font-size="9pt" style:font-size-asian="9pt" style:font-size-complex="9pt" style:language-asian="en" style:country-asian="CA"/>
    </style:style>
    <style:style style:name="T26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6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262"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64"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65"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66"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67"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6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269"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7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72" style:parent-style-name="DefaultParagraphFont" style:family="text">
      <style:text-properties style:font-name="Consolas" style:font-name-asian="Times New Roman" style:font-name-complex="Consolas" fo:color="#DD1144" fo:font-size="9pt" style:font-size-asian="9pt" style:font-size-complex="9pt" style:language-asian="en" style:country-asian="CA"/>
    </style:style>
    <style:style style:name="T27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7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7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76"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27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78"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P279"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0"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81"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82"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28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8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8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86"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28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88"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89"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90"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291"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92"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29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94" style:parent-style-name="DefaultParagraphFont" style:family="text">
      <style:text-properties style:font-name="Consolas" style:font-name-asian="Times New Roman" style:font-name-complex="Consolas" fo:color="#009999" fo:font-size="9pt" style:font-size-asian="9pt" style:font-size-complex="9pt" style:language-asian="en" style:country-asian="CA"/>
    </style:style>
    <style:style style:name="T29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296"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297"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8"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T299"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T300"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301"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2"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303"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304" style:parent-style-name="DefaultParagraphFont" style:family="text">
      <style:text-properties style:font-name="Consolas" style:font-name-asian="Times New Roman" style:font-name-complex="Consolas" fo:font-weight="bold" style:font-weight-asian="bold" style:font-weight-complex="bold" fo:color="#333333" fo:font-size="9pt" style:font-size-asian="9pt" style:font-size-complex="9pt" style:language-asian="en" style:country-asian="CA"/>
    </style:style>
    <style:style style:name="T305"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P306" style:parent-style-name="Normal" style:family="paragraph">
      <style:paragraph-properties fo:margin-bottom="0in" style:line-height-at-least="0.18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7"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308" style:parent-style-name="DefaultParagraphFont" style:family="text">
      <style:text-properties style:font-name="Consolas" style:font-name-asian="Times New Roman" style:font-name-complex="Consolas" fo:color="#333333" fo:font-size="9pt" style:font-size-asian="9pt" style:font-size-complex="9pt" style:language-asian="en" style:country-asian="CA"/>
    </style:style>
    <style:style style:name="T309" style:parent-style-name="DefaultParagraphFont" style:family="text">
      <style:text-properties style:font-name="Consolas" style:font-name-asian="Times New Roman" style:font-name-complex="Consolas" fo:font-style="italic" style:font-style-asian="italic" style:font-style-complex="italic" fo:color="#999988" fo:font-size="9pt" style:font-size-asian="9pt" style:font-size-complex="9pt" style:language-asian="en" style:country-asian="CA"/>
    </style:style>
    <style:style style:name="P310" style:parent-style-name="Normal" style:family="paragraph">
      <style:text-properties style:text-underline-type="single" style:text-underline-style="solid" style:text-underline-width="auto" style:text-underline-mode="continuous"/>
    </style:style>
    <style:style style:name="T311" style:parent-style-name="DefaultParagraphFont" style:family="text">
      <style:text-properties fo:font-style="italic" style:font-style-asian="italic"/>
    </style:style>
    <style:style style:name="T312" style:parent-style-name="DefaultParagraphFont" style:family="text">
      <style:text-properties fo:font-style="italic" style:font-style-asian="italic"/>
    </style:style>
    <style:style style:name="T313" style:parent-style-name="DefaultParagraphFont" style:family="text">
      <style:text-properties fo:font-style="italic" style:font-style-asian="italic"/>
    </style:style>
    <style:style style:name="P314" style:parent-style-name="Normal" style:family="paragraph">
      <style:text-properties style:text-underline-type="single" style:text-underline-style="solid" style:text-underline-width="auto" style:text-underline-mode="continuous"/>
    </style:style>
    <style:style style:name="T315" style:parent-style-name="DefaultParagraphFont" style:family="text">
      <style:text-properties style:font-name="Consolas" style:font-name-complex="Consolas" fo:color="#DD1144" fo:font-size="9pt" style:font-size-asian="9pt" style:font-size-complex="9pt" fo:background-color="#FFFFFF"/>
    </style:style>
    <style:style style:name="P316" style:parent-style-name="Normal" style:family="paragraph">
      <style:text-properties style:text-underline-type="single" style:text-underline-style="solid" style:text-underline-width="auto" style:text-underline-mode="continuous"/>
    </style:style>
    <style:style style:name="T317" style:parent-style-name="n" style:family="text">
      <style:text-properties style:font-name="Consolas" style:font-name-complex="Consolas" fo:color="#333333" fo:font-size="9pt" style:font-size-asian="9pt" style:font-size-complex="9pt" fo:background-color="#FFFFFF"/>
    </style:style>
    <style:style style:name="T318" style:parent-style-name="p" style:family="text">
      <style:text-properties style:font-name="Consolas" style:font-name-complex="Consolas" fo:color="#333333" fo:font-size="9pt" style:font-size-asian="9pt" style:font-size-complex="9pt" fo:background-color="#FFFFFF"/>
    </style:style>
    <style:style style:name="T319" style:parent-style-name="n" style:family="text">
      <style:text-properties style:font-name="Consolas" style:font-name-complex="Consolas" fo:color="#333333" fo:font-size="9pt" style:font-size-asian="9pt" style:font-size-complex="9pt" fo:background-color="#FFFFFF"/>
    </style:style>
    <style:style style:name="T320" style:parent-style-name="p" style:family="text">
      <style:text-properties style:font-name="Consolas" style:font-name-complex="Consolas" fo:color="#333333" fo:font-size="9pt" style:font-size-asian="9pt" style:font-size-complex="9pt" fo:background-color="#FFFFFF"/>
    </style:style>
    <style:style style:name="T321" style:parent-style-name="DefaultParagraphFont" style:family="text">
      <style:text-properties style:font-name="Consolas" style:font-name-complex="Consolas" fo:color="#333333" fo:font-size="9pt" style:font-size-asian="9pt" style:font-size-complex="9pt" fo:background-color="#FFFFFF"/>
    </style:style>
    <style:style style:name="T322" style:parent-style-name="s" style:family="text">
      <style:text-properties style:font-name="Consolas" style:font-name-complex="Consolas" fo:color="#DD1144" fo:font-size="9pt" style:font-size-asian="9pt" style:font-size-complex="9pt" fo:background-color="#FFFFFF"/>
    </style:style>
    <style:style style:name="T323" style:parent-style-name="se" style:family="text">
      <style:text-properties style:font-name="Consolas" style:font-name-complex="Consolas" fo:color="#DD1144" fo:font-size="9pt" style:font-size-asian="9pt" style:font-size-complex="9pt" fo:background-color="#FFFFFF"/>
    </style:style>
    <style:style style:name="T324" style:parent-style-name="s" style:family="text">
      <style:text-properties style:font-name="Consolas" style:font-name-complex="Consolas" fo:color="#DD1144" fo:font-size="9pt" style:font-size-asian="9pt" style:font-size-complex="9pt" fo:background-color="#FFFFFF"/>
    </style:style>
    <style:style style:name="T325" style:parent-style-name="se" style:family="text">
      <style:text-properties style:font-name="Consolas" style:font-name-complex="Consolas" fo:color="#DD1144" fo:font-size="9pt" style:font-size-asian="9pt" style:font-size-complex="9pt" fo:background-color="#FFFFFF"/>
    </style:style>
    <style:style style:name="T326" style:parent-style-name="s" style:family="text">
      <style:text-properties style:font-name="Consolas" style:font-name-complex="Consolas" fo:color="#DD1144" fo:font-size="9pt" style:font-size-asian="9pt" style:font-size-complex="9pt" fo:background-color="#FFFFFF"/>
    </style:style>
    <style:style style:name="T327" style:parent-style-name="se" style:family="text">
      <style:text-properties style:font-name="Consolas" style:font-name-complex="Consolas" fo:color="#DD1144" fo:font-size="9pt" style:font-size-asian="9pt" style:font-size-complex="9pt" fo:background-color="#FFFFFF"/>
    </style:style>
    <style:style style:name="T328" style:parent-style-name="s" style:family="text">
      <style:text-properties style:font-name="Consolas" style:font-name-complex="Consolas" fo:color="#DD1144" fo:font-size="9pt" style:font-size-asian="9pt" style:font-size-complex="9pt" fo:background-color="#FFFFFF"/>
    </style:style>
    <style:style style:name="T329" style:parent-style-name="s" style:family="text">
      <style:text-properties style:font-name="Consolas" style:font-name-complex="Consolas" fo:font-size="9pt" style:font-size-asian="9pt" style:font-size-complex="9pt" fo:background-color="#FFFFFF"/>
    </style:style>
  </office:automatic-styles>
  <office:body>
    <office:text text:use-soft-page-breaks="true">
      <text:h text:style-name="P1" text:outline-level="1">2<text:tab/>Processes</text:h>
      <text:h text:style-name="Heading2" text:outline-level="2">2.1<text:tab/><text:s/>Keyboard Interrupts and the Keyboard Interrupt Process</text:h>
      <text:p text:style-name="Normal">Keyboard interrupts are handled by the uart i-process. We modified the assembly code to disable interrupts when servicing another interrupt. This is to prevent interrupt nesting:</text:p>
      <text:p text:style-name="P2"><text:span text:style-name="T3">__asm</text:span><text:span text:style-name="T4"><text:s/></text:span><text:span text:style-name="T5">void</text:span><text:span text:style-name="T6"><text:s/></text:span><text:span text:style-name="T7">UART0_IRQHandler</text:span><text:span text:style-name="T8">(</text:span><text:span text:style-name="T9">void</text:span><text:span text:style-name="T10">) {</text:span></text:p>
      <text:p text:style-name="P11"><text:span text:style-name="T12">    CPSID i <text:s text:c="24"/>;</text:span><text:span text:style-name="T13">// disable interrupts</text:span></text:p>
      <text:p text:style-name="P14"><text:span text:style-name="T15"><text:s text:c="4"/>…</text:span><text:span text:style-name="T16"><text:tab/></text:span><text:span text:style-name="T17"><text:tab/></text:span><text:span text:style-name="T18"><text:tab/></text:span><text:span text:style-name="T19"><text:tab/></text:span><text:span text:style-name="T20">//<text:s/></text:span><text:span text:style-name="T21">handle interrupt</text:span></text:p>
      <text:p text:style-name="P22"><text:span text:style-name="T23">    CPSIE i <text:s text:c="24"/>;</text:span><text:span text:style-name="T24">// enable interrupts</text:span></text:p>
      <text:p text:style-name="P25"><text:span text:style-name="T26">    BEQ <text:s/>RESTORE <text:s text:c="19"/>;</text:span><text:span text:style-name="T27">// if g_switch_flag == 0, then restore the process that was interrupted</text:span></text:p>
      <text:p text:style-name="P28"><text:span text:style-name="T29">    BL k_release_processor <text:s text:c="9"/>;</text:span><text:span text:style-name="T30">// otherwise (i.e g_switch_flag == 1, then switch to the other process)</text:span></text:p>
      <text:p text:style-name="P31">RESTORE</text:p>
      <text:p text:style-name="P32"><text:span text:style-name="T33">    POP {r4<text:s/></text:span><text:span text:style-name="T34">-</text:span><text:span text:style-name="T35"><text:s/>r11, pc}</text:span></text:p>
      <text:p text:style-name="P36">}</text:p>
      <text:p text:style-name="Normal">From the assembly, we are able to call our keyboard interrupt process. The<text:s/>uart<text:s/>i-process will read input into a buffer, which then outputs each character as it is typed to allow the user to see their input. As seen below, backspace was also implemented to easy typing commands.</text:p>
      <text:p text:style-name="P37"><text:span text:style-name="T38"><text:tab/></text:span><text:span text:style-name="T39">if</text:span><text:span text:style-name="T40"><text:s/>((buffer_index<text:s/></text:span><text:span text:style-name="T41">&lt;</text:span><text:span text:style-name="T42"><text:s/>buffer_size<text:s/></text:span><text:span text:style-name="T43">-</text:span><text:span text:style-name="T44"><text:s/></text:span><text:span text:style-name="T45">3</text:span><text:span text:style-name="T46">)<text:s/></text:span><text:span text:style-name="T47">&amp;&amp;</text:span><text:span text:style-name="T48"><text:s/>(g_char_in<text:s/></text:span><text:span text:style-name="T49">!=</text:span><text:span text:style-name="T50"><text:s/></text:span><text:span text:style-name="T51">'\r'</text:span><text:span text:style-name="T52">)) {</text:span></text:p>
      <text:p text:style-name="P53"><text:span text:style-name="T54">            </text:span><text:span text:style-name="T55">if</text:span><text:span text:style-name="T56"><text:s/>(g_char_in<text:s/></text:span><text:span text:style-name="T57">!=</text:span><text:span text:style-name="T58"><text:s/></text:span><text:span text:style-name="T59">8</text:span><text:span text:style-name="T60"><text:s/></text:span><text:span text:style-name="T61">&amp;&amp;</text:span><text:span text:style-name="T62"><text:s/>g_char_in<text:s/></text:span><text:span text:style-name="T63">!=</text:span><text:span text:style-name="T64"><text:s/></text:span><text:span text:style-name="T65">127</text:span><text:span text:style-name="T66">) {</text:span></text:p>
      <text:p text:style-name="P67"><text:span text:style-name="T68">                g_buffer[buffer_index</text:span><text:span text:style-name="T69">++</text:span><text:span text:style-name="T70">]<text:s/></text:span><text:span text:style-name="T71">=</text:span><text:span text:style-name="T72"><text:s/>g_char_in;</text:span></text:p>
      <text:p text:style-name="P73"><text:span text:style-name="T74">            }<text:s/></text:span><text:span text:style-name="T75">else</text:span><text:span text:style-name="T76"><text:s/>{</text:span></text:p>
      <text:p text:style-name="P77"><text:span text:style-name="T78">                </text:span><text:span text:style-name="T79">// if it's a backspace or delete, make index go back by 1</text:span></text:p>
      <text:p text:style-name="P80"><text:span text:style-name="T81">                </text:span><text:span text:style-name="T82">if</text:span><text:span text:style-name="T83"><text:s/>(buffer_index<text:s/></text:span><text:span text:style-name="T84">&gt;</text:span><text:span text:style-name="T85"><text:s/></text:span><text:span text:style-name="T86">0</text:span><text:span text:style-name="T87">) {</text:span></text:p>
      <text:p text:style-name="P88"><text:span text:style-name="T89">                    g_buffer[buffer_index</text:span><text:span text:style-name="T90">--</text:span><text:span text:style-name="T91">]<text:s/></text:span><text:span text:style-name="T92">=</text:span><text:span text:style-name="T93"><text:s/></text:span><text:span text:style-name="T94">'\0'</text:span><text:span text:style-name="T95">;</text:span></text:p>
      <text:p text:style-name="P96">                }</text:p>
      <text:p text:style-name="P97">            }</text:p>
      <text:p text:style-name="Normal"><text:span text:style-name="T98"><text:tab/><text:s text:c="5"/>…</text:span></text:p>
      <text:p text:style-name="Normal">Once we receive a return carriage (‘\r’) we stop writing to the buffer and begin processing the input. A separate<text:s/>method was written to allow this<text:s/>i-process to send messages without blocking. If it<text:s/>cannot obtain a memory block, the buffer is discarded. If it<text:s/>can obtain a memory block, the buffer is copied into a message envelope and sent to the KCD for decoding.<text:s/>This<text:s/>i-process will also check to see if it has any pending messages. This receive message call is also implemented to be non-blocking and will continue execution if no message is received. If a message is received, the message is printed.</text:p>
      <text:p text:style-name="Normal">Debugging hotkeys were designed to work without memory. A last check is performed in the<text:s/>keyboard<text:s/>i-process to determine if a hotkey is used. The macros used for hotkeys are defined in utils.h.</text:p>
      <text:p text:style-name="P99"><text:span text:style-name="T100">#ifdef _DEBUG_HOTKEYS</text:span></text:p>
      <text:p text:style-name="P101"><text:span text:style-name="T102">        </text:span><text:span text:style-name="T103">if</text:span><text:span text:style-name="T104"><text:s/>(g_char_in<text:s/></text:span><text:span text:style-name="T105">==</text:span><text:span text:style-name="T106"><text:s/>KEY_READY_QUEUE<text:s/></text:span><text:span text:style-name="T107">||</text:span><text:span text:style-name="T108"><text:s/></text:span><text:span text:style-name="T109">g_char_in<text:s/></text:span><text:span text:style-name="T110">==</text:span><text:span text:style-name="T111"><text:s/>KEY_BLOCKED_MEM_QUEUE<text:s/></text:span><text:span text:style-name="T112">||</text:span></text:p>
      <text:p text:style-name="P113"><text:span text:style-name="T114">            g_char_in<text:s/></text:span><text:span text:style-name="T115">==</text:span><text:span text:style-name="T116"><text:s/>KEY_BLOCKED_MSG_QUEUE<text:s/></text:span><text:span text:style-name="T117">||</text:span><text:span text:style-name="T118"><text:s/></text:span><text:span text:style-name="T119">g_char_in<text:s/></text:span><text:span text:style-name="T120">==</text:span><text:span text:style-name="T121"><text:s/>KEY_MSG_LOG_BUFFER)</text:span></text:p>
      <text:p text:style-name="Normal"/>
      <text:p text:style-name="Normal">If a hotkey was typed in, the<text:s/>keyboard<text:s/>i-process then outputs its corresponding debug information.</text:p>
      <text:soft-page-break/>
      <text:h text:style-name="Heading2" text:outline-level="2">2.2<text:tab/>Kernel Processes</text:h>
      <text:p text:style-name="Normal">The CRT as well as the KCD are separated into a k_proc.c file which requires supervisor calls to access.</text:p>
      <text:h text:style-name="Heading3" text:outline-level="3">2.2.1<text:tab/>CRT</text:h>
      <text:p text:style-name="Normal">The CRT simply receives a message, checks if it is of type CRT_DISPLAY. If it is a CRT_DISPLAY message, it sends the message back to the keyboard interrupt process (Section 2.1) and forces the<text:s/>keyboard<text:s/>interrupt process to be called (to check for messages and perform the print operation). Otherwise it will release the memory block.</text:p>
      <text:h text:style-name="Heading3" text:outline-level="3">2.2.2<text:tab/>KCD</text:h>
      <text:p text:style-name="Normal">The initial KCD state will be memory blocked upon first executing. The KCD parses input based on two types of messages, DEFAULT and KCD_REG.</text:p>
      <text:p text:style-name="P122">DEFAULT:</text:p>
      <text:p text:style-name="Normal">Default messages are treated as inputted commands, and are parsed by checking to see whether the command registered is contained in the KCD input buffer that is passed in the message by the i-process. If a command is found in the buffer (denoted by a % symbol), we check a list of registered commands. Commands are stored and implemented as follows:<text:span text:style-name="T123"><text:line-break/></text:span></text:p>
      <text:p text:style-name="Normal"><text:span text:style-name="T124">typedef</text:span><text:span text:style-name="T125"><text:s/></text:span><text:span text:style-name="T126">struct</text:span><text:span text:style-name="T127"><text:s/>{</text:span></text:p>
      <text:p text:style-name="P128"><text:span text:style-name="T129">    </text:span><text:span text:style-name="T130">uint32_t</text:span><text:span text:style-name="T131"><text:s/>pid;</text:span></text:p>
      <text:p text:style-name="P132"><text:span text:style-name="T133">    </text:span><text:span text:style-name="T134">char</text:span><text:span text:style-name="T135"><text:s/>cmd[</text:span><text:span text:style-name="T136">10</text:span><text:span text:style-name="T137">];</text:span></text:p>
      <text:p text:style-name="P138"><text:span text:style-name="T139">}<text:s/></text:span><text:span text:style-name="T140">kcd_cmd_t</text:span><text:span text:style-name="T141">;</text:span></text:p>
      <text:p text:style-name="P142"/>
      <text:p text:style-name="P143"><text:span text:style-name="T144">kcd_cmd_t</text:span><text:span text:style-name="T145"><text:s/>commands[</text:span><text:span text:style-name="T146">10</text:span><text:span text:style-name="T147">];</text:span></text:p>
      <text:p text:style-name="P148"><text:span text:style-name="T149">uint32_t</text:span><text:span text:style-name="T150"><text:s/>num_of_cmds_reg<text:s/></text:span><text:span text:style-name="T151">=</text:span><text:span text:style-name="T152"><text:s/></text:span><text:span text:style-name="T153">0</text:span><text:span text:style-name="T154">;</text:span></text:p>
      <text:p text:style-name="P155"/>
      <text:p text:style-name="P156">When a command is discovered, it is compared against a command in the list of commands. The specification mentions that no command will be longer than ten characters, and there will be no more than ten commands registered at any given time.<text:s/>The buffer is then copied into a new message envelope and sent to the process ID of the process that registered the matching command.</text:p>
      <text:p text:style-name="P157"/>
      <text:p text:style-name="P158">KCD_REG:</text:p>
      <text:p text:style-name="P159"/>
      <text:p text:style-name="P160">KCD registration messages are registered into the command list, along with the sender of the message and the type of command. The message is then released here.</text:p>
      <text:p text:style-name="P161"><text:span text:style-name="T162">else</text:span><text:span text:style-name="T163"><text:s/></text:span><text:span text:style-name="T164">if</text:span><text:span text:style-name="T165"><text:s/>(msg</text:span><text:span text:style-name="T166">-&gt;</text:span><text:span text:style-name="T167">msg_type<text:s/></text:span><text:span text:style-name="T168">==</text:span><text:span text:style-name="T169"><text:s/>KCD_REG) {</text:span></text:p>
      <text:p text:style-name="P170"><text:span text:style-name="T171">            </text:span><text:span text:style-name="T172">if</text:span><text:span text:style-name="T173"><text:s/>(num_of_cmds_reg<text:s/></text:span><text:span text:style-name="T174">!=</text:span><text:span text:style-name="T175"><text:s/></text:span><text:span text:style-name="T176">10</text:span><text:span text:style-name="T177">) {</text:span></text:p>
      <text:p text:style-name="P178"><text:span text:style-name="T179">                commands[num_of_cmds_reg].pid<text:s/></text:span><text:span text:style-name="T180">=</text:span><text:span text:style-name="T181"><text:s/>sender_id;</text:span></text:p>
      <text:p text:style-name="P182"><text:span text:style-name="T183">                msg_data_len<text:s/></text:span><text:span text:style-name="T184">=</text:span><text:span text:style-name="T185"><text:s/>strlen(msg</text:span><text:span text:style-name="T186">-&gt;</text:span><text:span text:style-name="T187">msg_data);</text:span></text:p>
      <text:p text:style-name="P188"><text:span text:style-name="T189">                strncpy(commands[num_of_cmds_reg].cmd, msg</text:span><text:span text:style-name="T190">-&gt;</text:span><text:span text:style-name="T191">msg_data, msg_data_len);</text:span></text:p>
      <text:p text:style-name="P192"><text:span text:style-name="T193">                num_of_cmds_reg</text:span><text:span text:style-name="T194">++</text:span><text:span text:style-name="T195">;</text:span></text:p>
      <text:p text:style-name="P196">            }</text:p>
      <text:p text:style-name="P197">…</text:p>
      <text:p text:style-name="P198"/>
      <text:soft-page-break/>
      <text:p text:style-name="P199">An issue we ran into involves a small pointer issue when allocating memory to the CRT stack pointer after the KCD is created. For this reason, a non-blocking memory block release was used, however, it appears as though the issue revolves around a flaw in our code where default memory blocks are not being released by the KCD. This is an issue we did not have an opportunity to address in its entirety and the hotfix to use an unblocking release memory block did not cause any real implementation problems besides an obvious<text:s/>design flaw that may cause long term negative effects.</text:p>
      <text:p text:style-name="P200"/>
      <text:p text:style-name="P201">Registration with the KCD is done as follows. Here is sample code taken from our Change Priority Process:</text:p>
      <text:p text:style-name="P202"><text:span text:style-name="T203"><text:s text:c="4"/></text:span><text:span text:style-name="T204">// register the command with kcd</text:span></text:p>
      <text:p text:style-name="P205"><text:span text:style-name="T206">    envelope<text:s/></text:span><text:span text:style-name="T207">=</text:span><text:span text:style-name="T208"><text:s/>(</text:span><text:span text:style-name="T209">msg_buf_t</text:span><text:span text:style-name="T210">*</text:span><text:span text:style-name="T211">)request_memory_block();</text:span></text:p>
      <text:p text:style-name="P212"><text:span text:style-name="T213">    envelope</text:span><text:span text:style-name="T214">-&gt;</text:span><text:span text:style-name="T215">msg_type<text:s/></text:span><text:span text:style-name="T216">=</text:span><text:span text:style-name="T217"><text:s/>KCD_REG;</text:span></text:p>
      <text:p text:style-name="P218"><text:span text:style-name="T219">    msg_len<text:s/></text:span><text:span text:style-name="T220">=</text:span><text:span text:style-name="T221"><text:s/>strlen(cmd);</text:span></text:p>
      <text:p text:style-name="P222"><text:span text:style-name="T223">    strncpy(envelope</text:span><text:span text:style-name="T224">-&gt;</text:span><text:span text:style-name="T225">msg_data, cmd, msg_len);</text:span></text:p>
      <text:p text:style-name="P226"><text:span text:style-name="T227">    send_message(PID_KCD, envelope);<text:s/></text:span><text:span text:style-name="T228">// envelope is now considered freed memory</text:span></text:p>
      <text:p text:style-name="P229"/>
      <text:p text:style-name="P230"/>
      <text:h text:style-name="Heading2" text:outline-level="2">2.3<text:tab/>Command Based User Processes</text:h>
      <text:p text:style-name="Normal">These processes can be found inside of user_proc.c.</text:p>
      <text:h text:style-name="Heading3" text:outline-level="3">2.3.1<text:tab/>Change Priority Process</text:h>
      <text:p text:style-name="Normal">The change priority process first registers with the CRT with the command<text:s/><text:span text:style-name="T231">‘%C’</text:span><text:span text:style-name="T232">.</text:span><text:s/>It then attempts to receive a message. If it receives a message, it will parse the command, otherwise, it moves to the MSG_BLOCKED queue.</text:p>
      <text:p text:style-name="Normal">As per the specification, this process functions when the input is as follows:</text:p>
      <text:p text:style-name="P233">%C [Process ID] [New Priority]</text:p>
      <text:p text:style-name="Normal"><text:span text:style-name="T234">Process ID</text:span><text:s/>is the ID of the process that will be changed, and ranges from process ID 1 to process ID 13 (in other words, it excludes the null process, the timer i-process and the uart i-process).</text:p>
      <text:p text:style-name="Normal"><text:span text:style-name="T235">New Priority<text:s/></text:span>is the priority that the process will receive. This excludes priority 4 (denoted LOWEST in the priority enumerable) as that priority is reserved for the null process.</text:p>
      <text:p text:style-name="Normal">The process does several error checks for validation. These include edge cases such as invalid priorities, invalid process IDs, process IDs that are not numbers and priorities that are not numbers. Checking for valid command format is also done here (i.e. if spaces are used correctly). If the input is invalid, an error message is displayed on the CRT. Otherwise, the set_process_priority method is called with the parsed process ID and new priority. This process also outputs all input information to the debug window.</text:p>
      <text:h text:style-name="Heading3" text:outline-level="3">2.3.2<text:tab/>Wall Clock</text:h>
      <text:p text:style-name="Normal">The wall clock process first registers with the CRT with the command<text:s/><text:span text:style-name="T236">‘%W</text:span><text:span text:style-name="T237">’</text:span><text:span text:style-name="T238">.</text:span><text:s/>It then attempts to receive a message much like the Change Priority Process. The wall clock uses a state variable (<text:span text:style-name="T239">running</text:span>) to determine whether the clock is counting.</text:p>
      <text:p text:style-name="P240"/>
      <text:soft-page-break/>
      <text:p text:style-name="Normal">If the clock is running and the message received was sent by the clock itself, delayed send is used to send another message, with a 1 second delay, to the wall clock again. Delayed send is used as follows:</text:p>
      <text:p text:style-name="Normal"><text:span text:style-name="T241">delayed_send</text:span><text:span text:style-name="T242">(</text:span><text:span text:style-name="T243">PID_CLOCK</text:span><text:span text:style-name="T244">,</text:span><text:span text:style-name="T245"><text:s/></text:span><text:span text:style-name="T246">envelope</text:span><text:span text:style-name="T247">,</text:span><text:span text:style-name="T248"><text:s/></text:span><text:span text:style-name="T249">CLOCK_INTERVAL</text:span><text:span text:style-name="T250">);</text:span></text:p>
      <text:p text:style-name="Normal">Delayed send uses a DEFAULT message type when it sends a message to itself. It then requests another memory block and sends a message to the CRT with a CRT_DISPLAY type containing the updated time:</text:p>
      <text:p text:style-name="P251"><text:span text:style-name="T252"><text:tab/></text:span><text:span text:style-name="T253">// print time to crt</text:span></text:p>
      <text:p text:style-name="P254"><text:span text:style-name="T255"><text:tab/></text:span><text:span text:style-name="T256">envelope<text:s/></text:span><text:span text:style-name="T257">=</text:span><text:span text:style-name="T258"><text:s/>(</text:span><text:span text:style-name="T259">msg_buf_t</text:span><text:span text:style-name="T260">*</text:span><text:span text:style-name="T261">)request_memory_block();</text:span></text:p>
      <text:p text:style-name="P262"><text:span text:style-name="T263"><text:tab/></text:span><text:span text:style-name="T264">envelope</text:span><text:span text:style-name="T265">-&gt;</text:span><text:span text:style-name="T266">msg_type<text:s/></text:span><text:span text:style-name="T267">=</text:span><text:span text:style-name="T268"><text:s/>CRT_DISPLAY;</text:span></text:p>
      <text:p text:style-name="P269"><text:span text:style-name="T270"><text:tab/></text:span><text:span text:style-name="T271">sprintf(buffer,<text:s/></text:span><text:span text:style-name="T272">"\033[s\033[1;69H%02d:%02d:%02d\n\033[u"</text:span><text:span text:style-name="T273">, (currentTime<text:s/></text:span><text:span text:style-name="T274">/</text:span><text:span text:style-name="T275"><text:s/></text:span><text:span text:style-name="T276">3600</text:span><text:span text:style-name="T277">)<text:s/></text:span><text:span text:style-name="T278">%</text:span></text:p>
      <text:p text:style-name="P279"><text:span text:style-name="T280"><text:tab/></text:span><text:span text:style-name="T281"><text:tab/></text:span><text:span text:style-name="T282">24</text:span><text:span text:style-name="T283">, (currentTime<text:s/></text:span><text:span text:style-name="T284">/</text:span><text:span text:style-name="T285"><text:s/></text:span><text:span text:style-name="T286">60</text:span><text:span text:style-name="T287">)<text:s/></text:span><text:span text:style-name="T288">%</text:span><text:span text:style-name="T289"><text:s/></text:span><text:span text:style-name="T290">60</text:span><text:span text:style-name="T291">, (currentTime<text:s/></text:span><text:span text:style-name="T292">%</text:span><text:span text:style-name="T293"><text:s/></text:span><text:span text:style-name="T294">60</text:span><text:span text:style-name="T295">));<text:s/></text:span><text:span text:style-name="T296">// 69 x-offset = (80 col<text:s/></text:span></text:p>
      <text:p text:style-name="P297"><text:span text:style-name="T298"><text:tab/></text:span><text:span text:style-name="T299"><text:tab/></text:span><text:span text:style-name="T300">width - 11 char for HH:MM:SS)</text:span></text:p>
      <text:p text:style-name="P301"><text:span text:style-name="T302"><text:tab/></text:span><text:span text:style-name="T303">strncpy(envelope</text:span><text:span text:style-name="T304">-&gt;</text:span><text:span text:style-name="T305">msg_data, buffer, strlen(buffer));</text:span></text:p>
      <text:p text:style-name="P306"><text:span text:style-name="T307"><text:tab/></text:span><text:span text:style-name="T308">send_message(PID_CRT, envelope);<text:s/></text:span><text:span text:style-name="T309">// -&gt; crt_proc -&gt; uart_i_proc -&gt; frees envelope</text:span></text:p>
      <text:p text:style-name="Normal"/>
      <text:p text:style-name="Normal">If the clock is not running, or the message was not sent by the clock, it is validated against the registered command. If the command is valid, it is parsed for correct information.</text:p>
      <text:p text:style-name="P310">%WR:</text:p>
      <text:p text:style-name="Normal">This command resets the clock if the input is valid (i.e. the command consists of just<text:s/><text:span text:style-name="T311">‘</text:span><text:span text:style-name="T312">%WR</text:span><text:span text:style-name="T313">’</text:span>). It will set the current time to be zero, and begin running the clock by changing the running state to 1 (on). If the clock is just starting, a CRT_DISPLAY message is sent to the CRT immediately, to display the initial time 00:00:00 and then proceeds to send delayed messages to itself.</text:p>
      <text:p text:style-name="P314">%WS:</text:p>
      <text:p text:style-name="Normal">The clock set command requires significant validation for the input. The colon locations, the spaces and all of the values are verified, as well as the command itself (‘%WS’) to determine whether the input is correct. An error will not be thrown if the input is as specified:</text:p>
      <text:p text:style-name="Normal"><text:span text:style-name="T315">%WS HH:MM:SS</text:span></text:p>
      <text:p text:style-name="Normal">“H” represents an hour, and “HH” expects two digits. “M” represents the minute, and “MM” expects two digits. “S” represents the seconds, and “SS” expects two digits. If the input matches this format, the clock is updated with the correct time, and a CRT_DISPLAY message is sent to the CRT to display the new time immediately. The clock is then set to running if it is not currently running, and will begin sending delayed messages to itself.</text:p>
      <text:p text:style-name="P316">%WT:</text:p>
      <text:p text:style-name="Normal">First the input is validated again (for ‘%WT’), and then the clock is terminated if it is running. Otherwise, nothing happens.</text:p>
      <text:p text:style-name="Normal">Additionally, when the clock outputs, the output is sent to the top right corner of the terminal. This was done with some of the sprintf parsing modifiers:</text:p>
      <text:p text:style-name="Normal"><text:span text:style-name="T317">sprintf</text:span><text:span text:style-name="T318">(</text:span><text:span text:style-name="T319">buffer</text:span><text:span text:style-name="T320">,</text:span><text:span text:style-name="T321"><text:s/></text:span><text:span text:style-name="T322">"</text:span><text:span text:style-name="T323">\033</text:span><text:span text:style-name="T324">[s</text:span><text:span text:style-name="T325">\033</text:span><text:span text:style-name="T326">[1;69H%02d:%02d:%02d</text:span><text:span text:style-name="T327">\n\033</text:span><text:span text:style-name="T328">[u"</text:span><text:span text:style-name="T329">, hours, minutes, secon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SimSun"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SimSun" style:font-name-complex="Times New Roman"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SimSun" style:font-name-complex="Times New Roman"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SimSun" style:font-name-complex="Times New Roman" fo:font-size="16pt" style:font-size-asian="16pt" style:font-size-complex="16pt"/>
    </style:style>
    <style:style style:name="Heading2Char" style:display-name="Heading 2 Char" style:family="text" style:parent-style-name="DefaultParagraphFont">
      <style:text-properties style:font-name="Calibri Light" style:font-name-asian="SimSun" style:font-name-complex="Times New Roman" fo:font-size="13pt" style:font-size-asian="13pt" style:font-size-complex="13pt"/>
    </style:style>
    <style:style style:name="Heading3Char" style:display-name="Heading 3 Char" style:family="text" style:parent-style-name="DefaultParagraphFont">
      <style:text-properties style:font-name="Calibri Light" style:font-name-asian="SimSun" style:font-name-complex="Times New Roman" fo:font-size="12pt" style:font-size-asian="12pt" style:font-size-complex="12pt"/>
    </style:style>
    <style:style style:name="n" style:display-name="n" style:family="text" style:parent-style-name="DefaultParagraphFont"/>
    <style:style style:name="p" style:display-name="p" style:family="text" style:parent-style-name="DefaultParagraphFont"/>
    <style:style style:name="s" style:display-name="s" style:family="text" style:parent-style-name="DefaultParagraphFont"/>
    <style:style style:name="se" style:display-name="s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Zanutto</meta:initial-creator>
    <dc:creator>John Zanutto</dc:creator>
    <meta:creation-date>2014-03-29T21:20:00Z</meta:creation-date>
    <dc:date>2014-03-30T00:48:00Z</dc:date>
    <meta:template xlink:href="Normal.dotm" xlink:type="simple"/>
    <meta:editing-cycles>2</meta:editing-cycles>
    <meta:editing-duration>PT12480S</meta:editing-duration>
    <meta:document-statistic meta:page-count="4" meta:paragraph-count="19" meta:word-count="1426" meta:character-count="9541" meta:row-count="67" meta:non-whitespace-character-count="8134"/>
  </office:meta>
</office:document-meta>
</file>